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œuf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que</text:p>
          </table:table-cell>
          <table:table-cell table:style-name="ce2" office:value-type="string" calcext:value-type="string">
            <text:p>Prix par 6 œufs <text:s/>en €</text:p>
          </table:table-cell>
          <table:table-cell table:style-name="ce2"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string" calcext:value-type="string">
            <text:p>La fourcade</text:p>
          </table:table-cell>
          <table:table-cell office:value-type="float" office:value="2.54" calcext:value-type="float">
            <text:p>2,54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string" calcext:value-type="string">
            <text:p>Marque repère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abel rouge</text:p>
          </table:table-cell>
          <table:table-cell/>
        </table:table-row>
        <table:table-row table:style-name="ro1">
          <table:table-cell office:value-type="string" calcext:value-type="string">
            <text:p>Lustucru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Loué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string" calcext:value-type="string">
            <text:p>Nature Bio</text:p>
          </table:table-cell>
          <table:table-cell office:value-type="float" office:value="2.61" calcext:value-type="float">
            <text:p>2,61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string" calcext:value-type="string">
            <text:p>Cora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Label rouge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9:39:47.558326788</meta:creation-date>
    <dc:date>2019-11-19T09:49:26.109347087</dc:date>
    <meta:editing-duration>PT9M39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